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ainerServicesImpl.getPortal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erServicesImpl.getPortalCallback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erServicesImpl.getPortletInfo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erServicesImpl.getPortletPreferences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erServicesImpl.getPortletInvoker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erServicesImpl.getPortletEnvironment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erServicesImpl.getPortletRegistry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erServicesImpl.getPortalAdministration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